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60B3199D8BE578E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style:font-name="Liberation Serif" officeooo:rsid="004b33fe" officeooo:paragraph-rsid="004b33fe"/>
    </style:style>
    <style:style style:name="P5" style:family="paragraph" style:parent-style-name="Výchozí_20_styl_20_kresby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6" style:family="paragraph" style:parent-style-name="Výchozí_20_styl_20_kresby">
      <loext:graphic-properties draw:fill-gradient-name="gradient" draw:fill-hatch-name="hatch"/>
      <style:paragraph-properties fo:margin-top="0in" fo:margin-bottom="0in" style:contextual-spacing="false" fo:line-height="150%" fo:text-align="center" style:justify-single-word="false" style:writing-mode="lr-tb"/>
      <style:text-properties fo:color="#000000" loext:opacity="100%" style:font-name="Liberation Serif" officeooo:paragraph-rsid="0020cb0e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Liberation Serif" officeooo:rsid="0025b570" officeooo:paragraph-rsid="0025b570"/>
    </style:style>
    <style:style style:name="P8" style:family="paragraph" style:parent-style-name="Výchozí_20_styl_20_kresby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9" style:family="paragraph" style:parent-style-name="Výchozí_20_styl_20_kresby">
      <loext:graphic-properties draw:fill-gradient-name="gradient" draw:fill-hatch-name="hatch"/>
      <style:paragraph-properties fo:margin-top="1.811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officeooo:paragraph-rsid="005b71fc" style:font-size-asian="12pt" style:font-style-asian="normal" style:font-weight-asian="normal"/>
    </style:style>
    <style:style style:name="P10" style:family="paragraph" style:parent-style-name="Výchozí_20_styl_20_kresby">
      <style:paragraph-properties fo:margin-top="0.3563in" fo:margin-bottom="0.3563in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1" style:family="paragraph" style:parent-style-name="Výchozí_20_styl_20_kresby">
      <style:paragraph-properties fo:margin-top="0.198in" fo:margin-bottom="0.198in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.1654in" style:contextual-spacing="false" fo:line-height="150%" fo:text-align="justify" style:justify-single-word="false" style:writing-mode="lr-tb"/>
      <style:text-properties fo:color="#000000" loext:opacity="100%" style:font-name="Liberation Serif" fo:font-size="12pt" fo:font-weight="normal" style:font-size-asian="12pt" style:font-weight-asian="normal"/>
    </style:style>
    <style:style style:name="P13" style:family="paragraph" style:parent-style-name="Výchozí_20_styl_20_kresby" style:master-page-name="">
      <loext:graphic-properties draw:fill-gradient-name="gradient" draw:fill-hatch-name="hatch"/>
      <style:paragraph-properties fo:margin-top="2.0583in" fo:margin-bottom="0in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36pt" fo:font-style="normal" fo:font-weight="normal" officeooo:paragraph-rsid="0020cb0e" style:font-size-asian="36pt" style:font-style-asian="normal" style:font-weight-asian="normal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fo:color="#c9211e" loext:opacity="100%" style:font-name="Liberation Serif" officeooo:paragraph-rsid="003c44e6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 style:writing-mode="lr-tb"/>
      <style:text-properties fo:font-size="12pt" fo:font-weight="normal" officeooo:paragraph-rsid="003437a2" style:font-size-asian="12pt" style:font-weight-asian="normal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25b570"/>
    </style:style>
    <style:style style:name="P19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6a8571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7011f5"/>
    </style:style>
    <style:style style:name="P21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782cbd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b62607"/>
    </style:style>
    <style:style style:name="P23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5ded6e" officeooo:paragraph-rsid="005ded6e"/>
    </style:style>
    <style:style style:name="P24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7edafb" officeooo:paragraph-rsid="007edafb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ba05d8" officeooo:paragraph-rsid="00c536c9"/>
    </style:style>
    <style:style style:name="P26" style:family="paragraph" style:parent-style-name="Text_20_body">
      <style:text-properties officeooo:rsid="00bceb81" officeooo:paragraph-rsid="00bceb81"/>
    </style:style>
    <style:style style:name="P27" style:family="paragraph" style:parent-style-name="Text_20_body">
      <style:text-properties officeooo:rsid="00bf76a8" officeooo:paragraph-rsid="00bf76a8"/>
    </style:style>
    <style:style style:name="P28" style:family="paragraph" style:parent-style-name="Text_20_body">
      <style:text-properties officeooo:rsid="00c19ec2" officeooo:paragraph-rsid="00c19ec2"/>
    </style:style>
    <style:style style:name="P29" style:family="paragraph" style:parent-style-name="Text_20_body">
      <style:text-properties officeooo:rsid="00c5d797" officeooo:paragraph-rsid="00c5d797"/>
    </style:style>
    <style:style style:name="P30" style:family="paragraph" style:parent-style-name="Text_20_body">
      <style:text-properties officeooo:rsid="00c861db" officeooo:paragraph-rsid="00c861db"/>
    </style:style>
    <style:style style:name="P31" style:family="paragraph" style:parent-style-name="Text_20_body">
      <style:text-properties officeooo:rsid="00c9cf9a" officeooo:paragraph-rsid="00c9cf9a"/>
    </style:style>
    <style:style style:name="P32" style:family="paragraph" style:parent-style-name="Text_20_body">
      <style:text-properties officeooo:rsid="00cca7e5" officeooo:paragraph-rsid="00cca7e5"/>
    </style:style>
    <style:style style:name="P33" style:family="paragraph" style:parent-style-name="Text_20_body">
      <style:text-properties officeooo:rsid="00cecf99" officeooo:paragraph-rsid="00cecf99"/>
    </style:style>
    <style:style style:name="P34" style:family="paragraph" style:parent-style-name="Výchozí_20_styl_20_kresby" style:master-page-name="First_20_Page">
      <loext:graphic-properties draw:fill-gradient-name="gradient" draw:fill-hatch-name="hatch"/>
      <style:paragraph-properties fo:margin-top="0.7874in" fo:margin-bottom="0in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12pt" fo:font-style="normal" fo:font-weight="normal" officeooo:paragraph-rsid="001e05c2" style:font-size-asian="12pt" style:font-style-asian="normal" style:font-weight-asian="normal"/>
    </style:style>
    <style:style style:name="P35" style:family="paragraph" style:parent-style-name="Výchozí_20_styl_20_kresby" style:master-page-name="Index">
      <loext:graphic-properties draw:fill-gradient-name="gradient" draw:fill-hatch-name="hatch"/>
      <style:paragraph-properties fo:margin-top="5.9055in" fo:margin-bottom="0.1654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officeooo:paragraph-rsid="003126b3" style:font-size-asian="12pt" style:font-style-asian="normal" style:font-weight-asian="normal"/>
    </style:style>
    <style:style style:name="P36" style:family="paragraph" style:parent-style-name="Výchozí_20_styl_20_kresby" style:master-page-name="Index">
      <loext:graphic-properties draw:fill-gradient-name="gradient" draw:fill-hatch-name="hatch"/>
      <style:paragraph-properties fo:margin-top="7.8744in" fo:margin-bottom="0.1654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37" style:family="paragraph" style:parent-style-name="Výchozí_20_styl_20_kresby" style:master-page-name="Index">
      <loext:graphic-properties draw:fill-gradient-name="gradient" draw:fill-hatch-name="hatch"/>
      <style:paragraph-properties fo:margin-top="2.7563in" fo:margin-bottom="2.7563in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officeooo:paragraph-rsid="005b71fc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style:font-name="Liberation Serif" officeooo:rsid="006a8571" officeooo:paragraph-rsid="006a8571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rsid="006c1acf" officeooo:paragraph-rsid="006c1acf"/>
    </style:style>
    <style:style style:name="P40" style:family="paragraph" style:parent-style-name="Contents_20_Heading" style:master-page-name="Index">
      <style:paragraph-properties style:page-number="auto" fo:break-before="page"/>
    </style:style>
    <style:style style:name="P41" style:family="paragraph" style:parent-style-name="Heading_20_1" style:master-page-name="Standard">
      <loext:graphic-properties draw:fill-gradient-name="gradient" draw:fill-hatch-name="hatch"/>
      <style:paragraph-properties fo:margin-top="0in" fo:margin-bottom="0.1654in" style:contextual-spacing="false" fo:text-align="justify" style:justify-single-word="false" style:page-number="auto" fo:break-before="page"/>
      <style:text-properties style:font-name="Liberation Serif"/>
    </style:style>
    <style:style style:name="P42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/>
    </style:style>
    <style:style style:name="P43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 officeooo:paragraph-rsid="0025b570"/>
    </style:style>
    <style:style style:name="P44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  <style:text-properties style:font-name="Liberation Serif" officeooo:rsid="005ded6e" officeooo:paragraph-rsid="005ded6e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  <style:text-properties officeooo:rsid="00da6c39" officeooo:paragraph-rsid="00da6c39"/>
    </style:style>
    <style:style style:name="P47" style:family="paragraph" style:parent-style-name="Heading_20_1">
      <loext:graphic-properties draw:fill-gradient-name="gradient" draw:fill-hatch-name="hatch"/>
      <style:paragraph-properties fo:margin-top="0in" fo:margin-bottom="0.1654in" style:contextual-spacing="false" fo:text-align="justify" style:justify-single-word="false" fo:break-before="page"/>
    </style:style>
    <style:style style:name="P48" style:family="paragraph" style:parent-style-name="Heading_20_2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style:font-name="Liberation Serif" officeooo:rsid="00691c58" officeooo:paragraph-rsid="00691c58"/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in" fo:margin-bottom="0.1654in" style:contextual-spacing="false" fo:text-align="justify" style:justify-single-word="false"/>
      <style:text-properties officeooo:paragraph-rsid="0025b570"/>
    </style:style>
    <style:style style:name="P52" style:family="paragraph">
      <loext:graphic-properties draw:fill="none"/>
      <style:text-properties fo:font-size="12pt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fo:font-style="normal" fo:font-weight="normal" officeooo:rsid="003126b3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0ec7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b71fc" style:font-size-asian="12pt" style:font-style-asian="normal" style:font-weight-asian="normal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fo:font-size="12pt" fo:font-weight="normal" officeooo:rsid="003126b3" style:font-size-asian="12pt" style:font-weight-asian="normal"/>
    </style:style>
    <style:style style:name="T7" style:family="text">
      <style:text-properties fo:font-size="18pt" fo:font-style="normal" fo:font-weight="normal" style:font-size-asian="18pt" style:font-style-asian="normal" style:font-weight-asian="normal"/>
    </style:style>
    <style:style style:name="T8" style:family="text">
      <style:text-properties fo:font-size="18pt" fo:font-style="normal" fo:font-weight="normal" officeooo:rsid="002ae757" style:font-size-asian="18pt" style:font-style-asian="normal" style:font-weight-asian="normal"/>
    </style:style>
    <style:style style:name="T9" style:family="text">
      <style:text-properties officeooo:rsid="004c289d"/>
    </style:style>
    <style:style style:name="T10" style:family="text">
      <style:text-properties officeooo:rsid="004de8bd"/>
    </style:style>
    <style:style style:name="T11" style:family="text">
      <style:text-properties officeooo:rsid="00507cf5"/>
    </style:style>
    <style:style style:name="T12" style:family="text">
      <style:text-properties officeooo:rsid="0050d1bc"/>
    </style:style>
    <style:style style:name="T13" style:family="text">
      <style:text-properties officeooo:rsid="00530ecc"/>
    </style:style>
    <style:style style:name="T14" style:family="text">
      <style:text-properties officeooo:rsid="00550c4d"/>
    </style:style>
    <style:style style:name="T15" style:family="text">
      <style:text-properties officeooo:rsid="00569634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613667"/>
    </style:style>
    <style:style style:name="T18" style:family="text">
      <style:text-properties style:font-name="Liberation Serif" officeooo:rsid="0063319a"/>
    </style:style>
    <style:style style:name="T19" style:family="text">
      <style:text-properties style:font-name="Liberation Serif" officeooo:rsid="006435f5"/>
    </style:style>
    <style:style style:name="T20" style:family="text">
      <style:text-properties style:font-name="Liberation Serif" officeooo:rsid="006466ab"/>
    </style:style>
    <style:style style:name="T21" style:family="text">
      <style:text-properties style:font-name="Liberation Serif" officeooo:rsid="0066b42e"/>
    </style:style>
    <style:style style:name="T22" style:family="text">
      <style:text-properties style:font-name="Liberation Serif" officeooo:rsid="0068aa1f"/>
    </style:style>
    <style:style style:name="T23" style:family="text">
      <style:text-properties style:font-name="Liberation Serif" officeooo:rsid="00691c58"/>
    </style:style>
    <style:style style:name="T24" style:family="text">
      <style:text-properties style:font-name="Liberation Serif" officeooo:rsid="006a8571"/>
    </style:style>
    <style:style style:name="T25" style:family="text">
      <style:text-properties style:font-name="Liberation Serif" officeooo:rsid="009651e1"/>
    </style:style>
    <style:style style:name="T26" style:family="text">
      <style:text-properties fo:font-style="italic"/>
    </style:style>
    <style:style style:name="T27" style:family="text">
      <style:text-properties officeooo:rsid="0063319a"/>
    </style:style>
    <style:style style:name="T28" style:family="text">
      <style:text-properties officeooo:rsid="006c1acf"/>
    </style:style>
    <style:style style:name="T29" style:family="text">
      <style:text-properties officeooo:rsid="006d09f6"/>
    </style:style>
    <style:style style:name="T30" style:family="text">
      <style:text-properties officeooo:rsid="006df693"/>
    </style:style>
    <style:style style:name="T31" style:family="text">
      <style:text-properties officeooo:rsid="006f35b7"/>
    </style:style>
    <style:style style:name="T32" style:family="text">
      <style:text-properties officeooo:rsid="00718c57"/>
    </style:style>
    <style:style style:name="T33" style:family="text">
      <style:text-properties officeooo:rsid="00735940"/>
    </style:style>
    <style:style style:name="T34" style:family="text">
      <style:text-properties officeooo:rsid="007518c0"/>
    </style:style>
    <style:style style:name="T35" style:family="text">
      <style:text-properties officeooo:rsid="0075dc33"/>
    </style:style>
    <style:style style:name="T36" style:family="text">
      <style:text-properties officeooo:rsid="00782cbd"/>
    </style:style>
    <style:style style:name="T37" style:family="text">
      <style:text-properties officeooo:rsid="007c5ac9"/>
    </style:style>
    <style:style style:name="T38" style:family="text">
      <style:text-properties officeooo:rsid="007c8ce7"/>
    </style:style>
    <style:style style:name="T39" style:family="text">
      <style:text-properties officeooo:rsid="007d794b"/>
    </style:style>
    <style:style style:name="T40" style:family="text">
      <style:text-properties officeooo:rsid="00809b3f"/>
    </style:style>
    <style:style style:name="T41" style:family="text">
      <style:text-properties officeooo:rsid="0082b36f"/>
    </style:style>
    <style:style style:name="T42" style:family="text">
      <style:text-properties officeooo:rsid="0083c1db"/>
    </style:style>
    <style:style style:name="T43" style:family="text">
      <style:text-properties officeooo:rsid="0085d0f6"/>
    </style:style>
    <style:style style:name="T44" style:family="text">
      <style:text-properties officeooo:rsid="0087c0e1"/>
    </style:style>
    <style:style style:name="T45" style:family="text">
      <style:text-properties officeooo:rsid="0092deb3"/>
    </style:style>
    <style:style style:name="T46" style:family="text">
      <style:text-properties officeooo:rsid="00982fdb"/>
    </style:style>
    <style:style style:name="T47" style:family="text">
      <style:text-properties officeooo:rsid="00992608"/>
    </style:style>
    <style:style style:name="T48" style:family="text">
      <style:text-properties officeooo:rsid="009adf0c"/>
    </style:style>
    <style:style style:name="T49" style:family="text">
      <style:text-properties officeooo:rsid="009c14a0"/>
    </style:style>
    <style:style style:name="T50" style:family="text">
      <style:text-properties officeooo:rsid="009e11ce"/>
    </style:style>
    <style:style style:name="T51" style:family="text">
      <style:text-properties officeooo:rsid="00a1c450"/>
    </style:style>
    <style:style style:name="T52" style:family="text">
      <style:text-properties officeooo:rsid="00a3b99e"/>
    </style:style>
    <style:style style:name="T53" style:family="text">
      <style:text-properties officeooo:rsid="00a56a66"/>
    </style:style>
    <style:style style:name="T54" style:family="text">
      <style:text-properties officeooo:rsid="00aa3bab"/>
    </style:style>
    <style:style style:name="T55" style:family="text">
      <style:text-properties officeooo:rsid="00aad36e"/>
    </style:style>
    <style:style style:name="T56" style:family="text">
      <style:text-properties officeooo:rsid="00ad386b"/>
    </style:style>
    <style:style style:name="T57" style:family="text">
      <style:text-properties officeooo:rsid="00af1b3d"/>
    </style:style>
    <style:style style:name="T58" style:family="text">
      <style:text-properties officeooo:rsid="00b7a0ea"/>
    </style:style>
    <style:style style:name="T59" style:family="text">
      <style:text-properties officeooo:rsid="00bc967d"/>
    </style:style>
    <style:style style:name="T60" style:family="text">
      <style:text-properties officeooo:rsid="00beccb3"/>
    </style:style>
    <style:style style:name="T61" style:family="text">
      <style:text-properties officeooo:rsid="00bfe06d"/>
    </style:style>
    <style:style style:name="T62" style:family="text">
      <style:text-properties officeooo:rsid="00c35dda"/>
    </style:style>
    <style:style style:name="T63" style:family="text">
      <style:text-properties officeooo:rsid="00caba3c"/>
    </style:style>
    <style:style style:name="T64" style:family="text">
      <style:text-properties officeooo:rsid="00cce786"/>
    </style:style>
    <style:style style:name="T65" style:family="text">
      <style:text-properties officeooo:rsid="00d0734e"/>
    </style:style>
    <style:style style:name="T66" style:family="text">
      <style:text-properties officeooo:rsid="00d24d83"/>
    </style:style>
    <style:style style:name="T67" style:family="text">
      <style:text-properties officeooo:rsid="00d3fcda"/>
    </style:style>
    <style:style style:name="T68" style:family="text">
      <style:text-properties officeooo:rsid="00d61485"/>
    </style:style>
    <style:style style:name="T69" style:family="text">
      <style:text-properties officeooo:rsid="00da6c39"/>
    </style:style>
    <style:style style:name="T70" style:family="text">
      <style:text-properties officeooo:rsid="00e0422a"/>
    </style:style>
    <style:style style:name="T71" style:family="text">
      <style:text-properties officeooo:rsid="00e204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třední odborná škola strojní a elektrotechnická Velešín</text:p>
      <text:p text:style-name="P10">Informační technologie</text:p>
      <text:p text:style-name="P13"><draw:frame text:anchor-type="paragraph" draw:z-index="0" draw:name="Obrázek 1" draw:style-name="gr1" draw:text-style-name="P52" svg:width="2.0079in" svg:height="2.0079in" svg:x="2.3425in" svg:y="-0.2173in"><draw:image xlink:href="Pictures/10000000000000C0000000C060B3199D8BE578EC.jpg" xlink:type="simple" xlink:show="embed" xlink:actuate="onLoad" draw:mime-type="image/jpeg"><text:p/></draw:image></draw:frame>MATURITNÍ PRÁCE</text:p>
      <text:p text:style-name="P6"><text:span text:style-name="T8">Herní engine <text:s/>- vybraná problematika</text:span><text:span text:style-name="T7"> </text:span></text:p>
      <text:p text:style-name="P11">Alexej Tušl</text:p>
      <text:p text:style-name="P35">NÁZEV PRÁCE: Herní engine <text:s/>- vybraná problematika</text:p>
      <text:p text:style-name="P5"><text:span text:style-name="T1">JMÉNO AUTORA: </text:span><text:span text:style-name="T2">Alexej Tušl</text:span></text:p>
      <text:p text:style-name="P8">STŘEDNÍ ODBORNÁ ŠKOLA STROJNÍ A ELEKTROTECHNICKÁ VELEŠÍN </text:p>
      <text:p text:style-name="P8">STUDIJNÍHO OBOR: Informační technologie</text:p>
      <text:p text:style-name="P5"><text:span text:style-name="T1">ŠKOLNÍ ROK: </text:span><text:span text:style-name="T5">202</text:span><text:span text:style-name="T6">3</text:span><text:span text:style-name="T5">/202</text:span><text:span text:style-name="T6">4</text:span><text:span text:style-name="T5"> </text:span></text:p>
      <text:p text:style-name="P5"><text:span text:style-name="T1">VEDOUCÍ PRÁCE: </text:span><text:span text:style-name="T2">Jaromír Adámek</text:span></text:p>
      <text:p text:style-name="P5"><text:span text:style-name="T1">KONTAKT NA AUTORA PRÁCE: </text:span><text:span text:style-name="T2">alex@alexe</text:span><text:span text:style-name="T3">j</text:span><text:span text:style-name="T2">tusl.cz</text:span></text:p>
      <text:p text:style-name="P36">ANOTACE </text:p>
      <text:p text:style-name="P15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37"><text:span text:style-name="T1"><text:s/></text:span><text:span text:style-name="T4">Poděkování</text:span></text:p>
      <text:p text:style-name="P9">Prohlašuji, že práci jsem vypracoval(a) samostatně a veškeré použité prameny a informace uvádím v seznamu použité literatury. Jsem si vědom(a), že se na moji práci vztahuje zákon č. 121/2000 Sb., autorský zákon a že škola má právo na užití této práce jako školního díla podle § 60 odst. 1 autorského zákona.</text:p>
      <text:p text:style-name="P12">Datum<text:tab/><text:tab/><text:tab/><text:tab/><text:tab/><text:tab/><text:tab/>Podpis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40">Obsah</text:p>
          </text:index-title>
          <text:p text:style-name="P16"><text:a xlink:type="simple" xlink:href="#__RefHeading___Toc550_4206673590" text:style-name="Index_20_Link" text:visited-style-name="Index_20_Link">1 Úvod<text:tab/>6</text:a></text:p>
          <text:p text:style-name="P16"><text:a xlink:type="simple" xlink:href="#__RefHeading___Toc552_4206673590" text:style-name="Index_20_Link" text:visited-style-name="Index_20_Link">2 Herní enginy<text:tab/>7</text:a></text:p>
          <text:p text:style-name="P17"><text:a xlink:type="simple" xlink:href="#__RefHeading___Toc554_4206673590" text:style-name="Index_20_Link" text:visited-style-name="Index_20_Link">2.1 Typy herních enginu<text:tab/>7</text:a></text:p>
          <text:p text:style-name="P17"><text:a xlink:type="simple" xlink:href="#__RefHeading___Toc1627_2127629267" text:style-name="Index_20_Link" text:visited-style-name="Index_20_Link">2.2 Srovnání populárních herních enginů.<text:tab/>7</text:a></text:p>
          <text:p text:style-name="P16"><text:a xlink:type="simple" xlink:href="#__RefHeading___Toc1629_2127629267" text:style-name="Index_20_Link" text:visited-style-name="Index_20_Link">3 Godot engine<text:tab/>9</text:a></text:p>
          <text:p text:style-name="P17"><text:a xlink:type="simple" xlink:href="#__RefHeading___Toc1631_2127629267" text:style-name="Index_20_Link" text:visited-style-name="Index_20_Link">3.1 Filozofie<text:tab/>9</text:a></text:p>
          <text:p text:style-name="P17"><text:a xlink:type="simple" xlink:href="#__RefHeading___Toc1633_2127629267" text:style-name="Index_20_Link" text:visited-style-name="Index_20_Link">3.2 Proč jsem si zvolil engine Godot<text:tab/>10</text:a></text:p>
          <text:p text:style-name="P16"><text:a xlink:type="simple" xlink:href="#__RefHeading___Toc558_4206673590" text:style-name="Index_20_Link" text:visited-style-name="Index_20_Link">4 Seznam použité literatury<text:tab/>11</text:a></text:p>
          <text:p text:style-name="P16"><text:a xlink:type="simple" xlink:href="#__RefHeading___Toc560_4206673590" text:style-name="Index_20_Link" text:visited-style-name="Index_20_Link">5 Seznam použitých obrázků<text:tab/>12</text:a></text:p>
          <text:p text:style-name="P16"><text:a xlink:type="simple" xlink:href="#__RefHeading___Toc562_4206673590" text:style-name="Index_20_Link" text:visited-style-name="Index_20_Link">6 Seznam použitých tabulek<text:tab/>13</text:a></text:p>
          <text:p text:style-name="P16"><text:a xlink:type="simple" xlink:href="#__RefHeading___Toc564_4206673590" text:style-name="Index_20_Link" text:visited-style-name="Index_20_Link">7 Seznam příloh<text:tab/>14</text:a></text:p>
        </text:index-body>
      </text:table-of-content>
      <text:p text:style-name="P7"/>
      <text:h text:style-name="P41" text:outline-level="1"><text:bookmark-start text:name="__RefHeading___Toc550_4206673590"/>Úvod<text:bookmark-end text:name="__RefHeading___Toc550_4206673590"/></text:h>
      <text:p text:style-name="P4">Hraní počítačových her baví denně nespočet lidí po celém světe. Někteří avšak, stejně jako já, mají touhu tvořit své vlastní hry. A proto jsem se rozhodl zaměřit svojí maturitní práci na toto téma. Provedu vás tím jak s tvorbou hry začít, dle čeho si vybrat ten správný herní engine a jak se pracuje s her<text:span text:style-name="T9">n</text:span>ím enginem Godot. <text:span text:style-name="T12">V praktické části</text:span><text:span text:style-name="T10"> popíši vytvoření své vlastní hry, co k tomu bylo potřeba, jak </text:span><text:span text:style-name="T11">jsem</text:span><text:span text:style-name="T10"> postupoval, </text:span><text:span text:style-name="T15">systémy</text:span><text:span text:style-name="T13"> hr</text:span><text:span text:style-name="T14">y</text:span><text:span text:style-name="T10"> a jak se vlastně hraje.</text:span></text:p>
      <text:h text:style-name="P44" text:outline-level="1"><text:bookmark-start text:name="__RefHeading___Toc552_4206673590"/>Herní enginy<text:bookmark-end text:name="__RefHeading___Toc552_4206673590"/></text:h>
      <text:p text:style-name="P23"><text:span text:style-name="T16">Dnes existuje spoustu herních enginů. K nejpoužívanějším patří </text:span><text:span text:style-name="T17">například Unreal engine vyvinutý společností Epic Games, Unity nebo Source od společnosti Valve.</text:span><text:span text:style-name="T17"><text:bookmark-ref text:reference-format="number" text:ref-name="__RefNumPara__1665_2127629267">[1]</text:bookmark-ref></text:span><text:span text:style-name="T17"> </text:span><text:span text:style-name="T18">V <text:s/>roku 2023 se také začal, zejména mezi nezávislímy vývojáři, více používat Godot engine, kvůli strachu o neúměrné zpeněžení enginu Unity.</text:span><text:span text:style-name="T18"><text:bookmark-ref text:reference-format="number" text:ref-name="__RefNumPara__1667_2127629267">[2]</text:bookmark-ref></text:span><text:span text:style-name="T19"> </text:span><text:span text:style-name="T20">Je nutné podotknout že herní enginy se nepoužívají pouze pro vývoj videoher, ale také pro vývoj všemožných aplikací. Od nástroje pro malování pixel artu jako je Pixelorama až po použítí vi</text:span><text:span text:style-name="T21">z</text:span><text:span text:style-name="T20">uálních efektů ve filmech, což je něco na co se hojně využívá Unreal engine </text:span><text:span text:style-name="T22">díky jeho</text:span><text:span text:style-name="T20"> realistic</text:span><text:span text:style-name="T22">ké</text:span><text:span text:style-name="T20"> grafi</text:span><text:span text:style-name="T22">ce</text:span><text:span text:style-name="T20">.</text:span></text:p>
      <text:h text:style-name="P48" text:outline-level="2"><text:bookmark-start text:name="__RefHeading___Toc554_4206673590"/>Typy herních enginu<text:bookmark-end text:name="__RefHeading___Toc554_4206673590"/></text:h>
      <text:p text:style-name="P19"><text:span text:style-name="T23">H</text:span><text:span text:style-name="T24">erní enginy by se dali roztřídit do 3 kategorií. 3D enginy nabízející 3 rozměrný prostor s častým zaměřením na realistickou grafiku. 2D enginy s 2 rozměrným povrchem. Tyto enginy jsou mnohokrát zakomponovány, jako neupřednostňovaný dodatek do 3D engin</text:span><text:span text:style-name="T25">ů</text:span><text:span text:style-name="T24">. A mobilní enginy, které se specificky zaměřují svůj vývoj na mobilní platformy. Můžou tím snížit náklady na výkon zařízení či usnadnit práci s dotykovými gesty.</text:span></text:p>
      <text:p text:style-name="P38">Samozřejmě valná většina enginu umí pracovat jak s 3D tak 2D grafikou. Některé dokonce podporují zároveň vývoj na mobilní platformy. Příkladem je engine Godot který podporuje 3D i 2D grafiku a je možné zároveň vyvíjet aplikaci na mobilní platformy nebo web.</text:p>
      <text:h text:style-name="Heading_20_2" text:outline-level="2"><text:bookmark-start text:name="__RefHeading___Toc1627_2127629267"/>Srovnání populárních herních enginů.<text:bookmark-end text:name="__RefHeading___Toc1627_2127629267"/></text:h>
      <text:p text:style-name="P39">Výběr herního enginu není nic jednoduchého. Pojďme si tedy nyní porovnat výhody a nevýhody 3 populárních herních enginů.</text:p>
      <text:p text:style-name="P20"><text:span text:style-name="T28">Unreal engine, je zejména používán pro svojí pokročilou 3D grafiku. A to je také oddělení ve kterém opravdu vyčnívá. Ale neznamená to že zde nejsou enginy které dokáží vypadat stejně dobře. Decima engine nebo Source 2 jsou dobrými příklady. </text:span><text:span text:style-name="T29">V čem ale unreal engine zaostává je dobrá podpora vývoje 2D her a proto se pro 2D hry téměř nepoužívá. Engine nabízí jak programování v jazyku C++, který není ten nejvhodnější pro začátečníky, tak blokové programování pomocí </text:span><text:span text:style-name="T31">vlastního</text:span><text:span text:style-name="T29"> vestavěného jazyku. Unreal engine je zcela zdarma, pokud vaše aplikace nevygeneruje zisk větší než 1 milion <text:s/>amerických dolarů, následně si společnost Epic Games účtuje 5 procentní licenční poplatek. Co se týče komunity, </text:span><text:span text:style-name="T30">lze na internetu <text:s/>nalézt spoustu návodů a fór s přátelskými </text:span><text:span text:style-name="T32">a ochotnámi</text:span><text:span text:style-name="T30"> </text:span><text:span text:style-name="T32">uživately</text:span><text:span text:style-name="T30">. </text:span><text:span text:style-name="T29">Unreal engine je pod proprietární licencí. </text:span></text:p>
      <text:p text:style-name="P21"><text:soft-page-break/><text:span text:style-name="T30">Unity, nedávný král enginů pro začátečníky a nezávislé vývojáře. </text:span><text:span text:style-name="T33">Bohužel kvůli nedávné kauze ohledně zpeněžení enginu, se většina vývojářů přesunula na jiné enginy. </text:span><text:span text:style-name="T34">Unity engine je používán zejména pro svojí všestrannost, není nic co by se s tímto enginem nedalo vytvořit. Zvládá 3D i 2D grafiku a můžete s ním vyvíjet skoro pro kteroukoliv platformu. </text:span><text:span text:style-name="T38">Proto také není v ničem tak pokročilý </text:span><text:span text:style-name="T39">jako konkurence zaměřují se na specifickou oblast</text:span><text:span text:style-name="T38">.</text:span><text:span text:style-name="T34"> Není se v něm tak těžké zorientovat jako například ve zmíněném <text:s/>enginu Unreal, ale zároveň to není ten nejvíc začátečnický engine. V enginu je spousta funkcí které </text:span><text:span text:style-name="T37">jsou</text:span><text:span text:style-name="T34"> buďto zastaralé, nefunkční a nebo pro ně existuje už nová náhražka. Což by nebylo tak špatné, přece jen více funkcí více možností. Kde ale nastává problém, je orientace v tom jaké funkce by měli či neměli být používáni. </text:span><text:span text:style-name="T35">Zachraňují to však rozsáhlé komunitní tutoriály a fóra. </text:span><text:span text:style-name="T36">Unity engine je zcela zdarma pokud váš roční zisk nepřesáhne 100 tisíc amerických dolarů. Unity</text:span><text:span text:style-name="T29"> engine je pod proprietární licencí. </text:span><text:span text:style-name="T50">Unity nabízí vývoj v jazyce C#.</text:span></text:p>
      <text:p text:style-name="P24">Godot engine je komunitní engine s otevřeným kódem pod licencí MIT. <text:span text:style-name="T40">Je nejmladší z těchto 3 zvolených enginů. Nabízí práci s 3D i 2D grafikou a vývoj pro s</text:span><text:span text:style-name="T70">p</text:span><text:span text:style-name="T40">oustu platforem. Jediná výjimka jsou konzole, které požadují aby engine byl zaregistrovaný pod společností, což Godot z principu otevřeného softwaru není a tak oficiálně nepodporuje tyto platformy. Avšak je možné přeportovat hru pomocí společností třetích stran a vydat ji tímto způsobem. </text:span><text:span text:style-name="T41">V čem Godot vyniká je </text:span><text:span text:style-name="T42">jeho ustálenost. Nenajdete v něm žádné zbytečné či napůl hotové funkce. Má jasnou vizi, kterou se aktivně ubírá a jeho rychlost vývoje se od doby kauzy s peněžním Unity enginu zmnohonásobila. </text:span><text:span text:style-name="T43">A</text:span><text:span text:style-name="T44">v</text:span><text:span text:style-name="T43">šak, kvůli tomu že je tento engine zcela zdarma a není vyvíjen žádnou společností, není například tak dobře rozvinutý co se týče realistické 3D grafiky nebo dobrého fyzikálního modelu. </text:span><text:span text:style-name="T47">Godot nabízí vývoj v</text:span><text:span text:style-name="T48">e</text:span><text:span text:style-name="T47"> vlastním zakomponovaném jazyce GDscript nebo </text:span><text:span text:style-name="T49">jazyce C#.</text:span></text:p>
      <text:h text:style-name="P45" text:outline-level="1"/>
      <text:h text:style-name="P46" text:outline-level="1"><text:bookmark-start text:name="__RefHeading___Toc1629_2127629267"/>Godot <text:span text:style-name="T45">engine</text:span><text:bookmark-end text:name="__RefHeading___Toc1629_2127629267"/></text:h>
      <text:p text:style-name="P22"><text:span text:style-name="T46">Godot je engine s otevřeným kódem pod licencí MIT. O jeho vývoj </text:span><text:span text:style-name="T51">se stará tým nezávislých vývojářů a komunita, která může navrhovat změny. </text:span><text:span text:style-name="T52">Původně byl Godot vyvíjen proprietárně vývojáři </text:span><text:span text:style-name="T53">z Argentiny,</text:span><text:span text:style-name="T52"> J</text:span>uan<text:span text:style-name="T52">em</text:span> Linietský<text:span text:style-name="T52">m</text:span> <text:span text:style-name="T52">a</text:span> Ariel<text:span text:style-name="T52">em</text:span> Manzur<text:span text:style-name="T52">im, </text:span><text:span text:style-name="T54">načež se v roce 2014 stal veřejně dostupným. </text:span><text:span text:style-name="T55">Lze s ním vyvíjet na platformách zahrnující PC, web, </text:span><text:span text:style-name="T56">či mobilní telefony. </text:span><text:span text:style-name="T57">A jeho aplikace lze exportovat na </text:span><text:span text:style-name="T58">nespočet </text:span><text:span text:style-name="T71">platoforem</text:span><text:span text:style-name="T57">.</text:span></text:p>
      <text:h text:style-name="Heading_20_2" text:outline-level="2"><text:bookmark-start text:name="__RefHeading___Toc1631_2127629267"/>Filozofie<text:bookmark-end text:name="__RefHeading___Toc1631_2127629267"/></text:h>
      <text:p text:style-name="P25">Godot je takzvaně „open source“, což znamená že jeho kód je veřejně dostupný a může ho kdokoliv upravovat jak se mu zlíbí. Avšak neznamená to že kdokoliv může přijít a smazat nějakou funkci. Hlavní repositář, který můžou upravovat pouze členové oficiálního týmu kteř<text:span text:style-name="T59">í</text:span> stojí za vývojem, je dostupný pro všechny na stránkách GitHubu. <text:s/>Zde můžou lidé navrhovat změny nebo předložit bugy(chyby v kódu), které jsou následně diskutovány s oficiálním týmem a pokud dojde ke shodě tak jsou změny zakomponovaný do kódu.</text:p>
      <text:p text:style-name="P26">Godot engine si zakládá na objektově orientovaném designu, s jeho scénovým systém a hierarchií takzvaných „Nodes“. <text:span text:style-name="T60">Snaží se být flexibilní <text:s/>a nebýt striktní v programovacích vzorcích.</text:span></text:p>
      <text:p text:style-name="P27">Jedna z těchto objektově orientovaných funkcí je možnost tvoření scén jako například hráčská postava nebo kytka vanoucí ve větru. Tyto scény se následně dají na sebe skládat takovým způsobem, <text:span text:style-name="T61">že jedna scéna interaguje s druhou. Pokud se něco změní v rodičovské scéně změní se to následně i ve scéně která takzvaně dědí její vlastnosti.</text:span></text:p>
      <text:p text:style-name="P28">Godot se snaží být vše v jednom. To znamená že většina nástrojů které by byli zapotřebí, jsou dostupné přímo v samotném editoru. <text:span text:style-name="T62">Nejenom že godot nabízí tyto nástroje jako například editor animací, ale také nabízí svůj vlastní programovací jazyk GDscript, který je navržený přímo pro účely enginu.</text:span></text:p>
      <text:p text:style-name="P29">Samotný editor ve kterém se hry vytváří je vytvořen za pomocí Godot enginu. To znamená, že je s enginem úzce svázaný a můžete tak editor rozšiřovat a tvořit pro něj pluginy.</text:p>
      <text:h text:style-name="P49" text:outline-level="2"/>
      <text:h text:style-name="P50" text:outline-level="2"><text:bookmark-start text:name="__RefHeading___Toc1633_2127629267"/>Proč jsem si zvolil <text:span text:style-name="T69">engine Godot</text:span><text:bookmark-end text:name="__RefHeading___Toc1633_2127629267"/></text:h>
      <text:p text:style-name="P30">Tento engine jsem si zvolil především z jeho přehlednosti a přístupnosti pro nováčky. Godot má na skvělou dokumentaci která, mi většinou postačí pokud mám s něčím problém a ani nemusím projíždět nejrůznější fóra pro rady. Také se mi libý, že editor nabízí spustu nástrojů, které jsou k vývoji potřeba. Nemusím tedy hledat programy které budu potřebovat.</text:p>
      <text:p text:style-name="P31">Myslím si že Godot je velice přívětivý pro nováčky, zejména kvůli jeho vlastnímu programovacímu jazyku GDscript. <text:span text:style-name="T63">Tento jazyk je uzpůsoben pro vývoj her a tak v není přehršel funkcí, které by mohli nováčka zahltit. To stejné platí i pro „Objekty“ se kterými se v enginu pracuje. Najdete tam, opravdu jenom to co je k vývoji potřeba a tím se stává engine velice přehledný.</text:span></text:p>
      <text:p text:style-name="P32">V neposlední řadě to že je engine open source, zdarma a vedený komunitou, zaručuje že jen tak neskončí jeho podpora, ani se z něj nestane proprietární software. To mi dává záruko, že pokud se tento engine nau<text:span text:style-name="T64">čím, budu ho nejspíše moct používat po velmi dlouhou dobu.</text:span></text:p>
      <text:p text:style-name="P33">Komunita se také stará o to že se engine bleskově vyvíjí a lidé v něj věří a já také. A myslím si že jednoho dne by to mohl být nejl<text:span text:style-name="T65">e</text:span>pší herní engine. <text:span text:style-name="T66">Něco podobného se totiž stalo u programu na 3D grafiku Blender. Ten také začal jako program s</text:span><text:span text:style-name="T67">e</text:span><text:span text:style-name="T66"> </text:span><text:span text:style-name="T67">základnímy</text:span><text:span text:style-name="T66"> funkcemi, ale postupně se propracoval až na nejpoužívanější program pro práci s 3D grafikou. </text:span><text:span text:style-name="T68">A to i přesto že ho nevlastní žádná společnost.</text:span></text:p>
      <text:h text:style-name="P43" text:outline-level="1"><text:bookmark-start text:name="__RefHeading___Toc558_4206673590"/>Seznam použité literatury<text:bookmark-end text:name="__RefHeading___Toc558_4206673590"/></text:h>
      <text:list xml:id="list852190009" text:style-name="L1">
        <text:list-item>
          <text:p text:style-name="P51"><text:bookmark-start text:name="__RefNumPara__1665_2127629267"/>TOFTEDAHL, Marcus. <text:span text:style-name="T26">Which are the most commonly used Game Engines?</text:span> Online. <text:span text:style-name="T27">G</text:span>ame Developer. 2019. Dostupné z: <text:a xlink:type="simple" xlink:href="https://www.gamedeveloper.com/production/which-are-the-most-commonly-used-game-engines-" text:style-name="Internet_20_link" text:visited-style-name="Visited_20_Internet_20_Link">https://www.gamedeveloper.com/production/which-are-the-most-commonly-used-game-engines-</text:a>. [cit. 2024-01-12].<text:bookmark-end text:name="__RefNumPara__1665_2127629267"/></text:p>
        </text:list-item>
        <text:list-item>
          <text:p text:style-name="P51"><text:bookmark-start text:name="__RefNumPara__1667_2127629267"/>PARRISH, Ash. <text:span text:style-name="T26">Unity announces its revamped pricing model</text:span>. Online. The Verge. 2023. Dostupné z: <text:a xlink:type="simple" xlink:href="https://www.theverge.com/2023/9/22/23882768/unity-new-pricing-model-update" text:style-name="Internet_20_link" text:visited-style-name="Visited_20_Internet_20_Link">https://www.theverge.com/2023/9/22/23882768/unity-new-pricing-model-update</text:a>. [cit. 2024-01-12].<text:bookmark-end text:name="__RefNumPara__1667_2127629267"/></text:p>
        </text:list-item>
      </text:list>
      <text:p text:style-name="P18"/>
      <text:h text:style-name="P42" text:outline-level="1"><text:bookmark-start text:name="__RefHeading___Toc560_4206673590"/>Seznam použitých obrázků<text:bookmark-end text:name="__RefHeading___Toc560_4206673590"/></text:h>
      <text:p text:style-name="P14"/>
      <text:h text:style-name="P47" text:outline-level="1"><text:bookmark-start text:name="__RefHeading___Toc562_4206673590"/>Seznam použitých tabulek<text:bookmark-end text:name="__RefHeading___Toc562_4206673590"/></text:h>
      <text:h text:style-name="P47" text:outline-level="1"><text:bookmark-start text:name="__RefHeading___Toc564_4206673590"/>Seznam příloh<text:bookmark-end text:name="__RefHeading___Toc564_420667359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Výchozí_20_styl_20_kresby" style:display-name="Výchozí styl kresby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bez_20_výplně" style:display-name="Objekt bez výplně" style:family="paragraph" style:parent-style-name="Výchozí_20_styl_20_kresby"/>
    <style:style style:name="Objekt_20_bez_20_výplně_20_a_20_obrysu" style:display-name="Objekt bez výplně a obrysu" style:family="paragraph" style:parent-style-name="Výchozí_20_styl_20_kresby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dpis_20_A4" style:display-name="Nadpis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dpis_20_A0" style:display-name="Nadpis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Tvary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Podnadpis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kty_20_pozadí" style:display-name="Objekty 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námky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1" style:display-name="Osnova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378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rní engine <text:s/>- vybraná problematika</text:p>
      </style:header>
      <style:footer>
        <text:p text:style-name="MP2"><text:page-number text:select-page="current">14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3">Herní engine <text:s/>- vybraná problematika</text:p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4:13.603238361</meta:creation-date>
    <dc:date>2024-01-13T03:20:55.848506752</dc:date>
    <meta:editing-duration>PT7H53M1S</meta:editing-duration>
    <meta:editing-cycles>156</meta:editing-cycles>
    <meta:generator>LibreOffice/7.3.7.2$Linux_X86_64 LibreOffice_project/30$Build-2</meta:generator>
    <meta:document-statistic meta:table-count="0" meta:image-count="0" meta:object-count="0" meta:page-count="14" meta:paragraph-count="63" meta:word-count="1563" meta:character-count="9908" meta:non-whitespace-character-count="8399"/>
  </office:meta>
</office:document-meta>
</file>